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0674in"/>
    </style:style>
    <style:style style:name="Table1.B" style:family="table-column">
      <style:table-column-properties style:column-width="3.9778in"/>
    </style:style>
    <style:style style:name="Table1.C" style:family="table-column">
      <style:table-column-properties style:column-width="1.8799in"/>
    </style:style>
    <style:style style:name="Table1.A1" style:family="table-cell">
      <style:table-cell-properties style:vertical-align="middle" style:border-line-width-left="0in 0.0014in 0.0007in" style:border-line-width-top="0in 0.0014in 0.0007in" style:border-line-width-bottom="0in 0.0014in 0.0007in" fo:padding="0.0194in" fo:border-left="0.05pt double #808080" fo:border-right="none" fo:border-top="0.05pt double #808080" fo:border-bottom="0.05pt double #808080"/>
    </style:style>
    <style:style style:name="Table1.C1" style:family="table-cell">
      <style:table-cell-properties style:vertical-align="middle" style:border-line-width="0in 0.0014in 0.0007in" fo:padding="0.0194in" fo:border="0.05pt double #808080"/>
    </style:style>
    <style:style style:name="Table1.A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C2" style:family="table-cell">
      <style:table-cell-properties style:vertical-align="middle" style:border-line-width-left="0in 0.0014in 0.0007in" style:border-line-width-right="0in 0.0014in 0.0007in" style:border-line-width-bottom="0in 0.0014in 0.0007in" fo:padding="0.0194in" fo:border-left="0.05pt double #808080" fo:border-right="0.05pt double #808080" fo:border-top="none" fo:border-bottom="0.05pt double #808080"/>
    </style:style>
    <style:style style:name="Table1.4" style:family="table-row">
      <style:table-row-properties fo:background-color="#add8e6">
        <style:background-image/>
      </style:table-row-properties>
    </style:style>
    <style:style style:name="Table1.6" style:family="table-row">
      <style:table-row-properties fo:background-color="#a9a9a9">
        <style:background-image/>
      </style:table-row-properties>
    </style:style>
    <style:style style:name="Table1.10" style:family="table-row">
      <style:table-row-properties fo:background-color="#ffd700">
        <style:background-image/>
      </style:table-row-properties>
    </style:style>
    <style:style style:name="Table1.54" style:family="table-row">
      <style:table-row-properties fo:background-color="#b22222">
        <style:background-image/>
      </style:table-row-properties>
    </style:style>
    <style:style style:name="P1" style:family="paragraph" style:parent-style-name="Text_20_body">
      <style:text-properties fo:language="es" fo:country="ES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Text_20_body" style:list-style-name="L2">
      <style:paragraph-properties fo:margin-top="0in" fo:margin-bottom="0in" loext:contextual-spacing="false"/>
    </style:style>
    <style:style style:name="P7" style:family="paragraph" style:parent-style-name="Text_20_body" style:list-style-name="L3">
      <style:paragraph-properties fo:margin-top="0in" fo:margin-bottom="0in" loext:contextual-spacing="false"/>
    </style:style>
    <style:style style:name="P8" style:family="paragraph" style:parent-style-name="Heading_20_1">
      <style:text-properties fo:language="es" fo:country="ES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size="10.5pt" fo:font-weight="bold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able_20_Contents">
      <style:paragraph-properties fo:margin-top="0in" fo:margin-bottom="0.1965in" loext:contextual-spacing="false" fo:text-align="center" style:justify-single-word="false"/>
    </style:style>
    <style:style style:name="P13" style:family="paragraph" style:parent-style-name="Preformatted_20_Text">
      <style:paragraph-properties fo:margin-top="0in" fo:margin-bottom="0.1965in" loext:contextual-spacing="false" style:writing-mode="lr-tb"/>
    </style:style>
    <style:style style:name="P14" style:family="paragraph" style:parent-style-name="Preformatted_20_Text">
      <style:paragraph-properties style:writing-mode="lr-tb"/>
    </style:style>
    <style:style style:name="P15" style:family="paragraph" style:parent-style-name="List_20_Heading">
      <style:paragraph-properties fo:margin-top="0in" fo:margin-bottom="0.1965in" loext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fo:font-size="10pt"/>
    </style:style>
    <style:style style:name="T5" style:family="text">
      <style:text-properties fo:font-size="10pt" fo:font-weight="bold"/>
    </style:style>
    <style:style style:name="T6" style:family="text">
      <style:text-properties fo:font-size="10pt" fo:background-color="#ffd700" loext:char-shading-value="0"/>
    </style:style>
    <style:style style:name="T7" style:family="text">
      <style:text-properties fo:font-size="10pt" fo:background-color="#b22222" loext:char-shading-value="0"/>
    </style:style>
    <style:style style:name="T8" style:family="text">
      <style:text-properties fo:font-size="10pt" fo:background-color="#add8e6" loext:char-shading-value="0"/>
    </style:style>
    <style:style style:name="T9" style:family="text">
      <style:text-properties fo:font-size="10pt" fo:background-color="#a9a9a9" loext:char-shading-value="0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yui_3_17_2_1_1475793761803_180"/>(HTML5) HyperText Markup Language, versión 5</text:h>
      <text:h text:style-name="P8" text:outline-level="1"><text:bookmark text:name="firstHeading"/>HTML5</text:h>
      <text:p text:style-name="Text_20_body"><text:span text:style-name="T1">HTML5</text:span> (<text:span text:style-name="T2">HyperText Markup Language</text:span>, versión 5) es la quinta revisión importante del lenguaje básico de la World Wide Web, <text:a xlink:type="simple" xlink:href="http://virtual.uagrm.edu.bo/pregrado/mod/resource/view.php?id=4872" text:style-name="Internet_20_link" text:visited-style-name="Visited_20_Internet_20_Link">HTML</text:a>. HTML5 especifica dos variantes de sintaxis para <text:a xlink:type="simple" xlink:href="http://virtual.uagrm.edu.bo/pregrado/mod/resource/view.php?id=4872" text:style-name="Internet_20_link" text:visited-style-name="Visited_20_Internet_20_Link">HTML</text:a>: una «clásica», <text:a xlink:type="simple" xlink:href="http://virtual.uagrm.edu.bo/pregrado/mod/resource/view.php?id=4872" text:style-name="Internet_20_link" text:visited-style-name="Visited_20_Internet_20_Link">HTML</text:a> (<text:span text:style-name="Teletype">text/</text:span><text:a xlink:type="simple" xlink:href="http://virtual.uagrm.edu.bo/pregrado/mod/resource/view.php?id=4872" text:style-name="Internet_20_link" text:visited-style-name="Visited_20_Internet_20_Link"><text:span text:style-name="Teletype">html</text:span></text:a>), conocida como <text:span text:style-name="T2">HTML5</text:span>, y una variante XHTML conocida como sintaxis <text:span text:style-name="T2">XHTML5</text:span> que deberá servirse con sintaxis XML (<text:span text:style-name="Teletype">application/xhtml+xml</text:span>). Esta es la primera vez que <text:a xlink:type="simple" xlink:href="http://virtual.uagrm.edu.bo/pregrado/mod/resource/view.php?id=4872" text:style-name="Internet_20_link" text:visited-style-name="Visited_20_Internet_20_Link">HTML</text:a> y XHTML se han desarrollado en paralelo. La versión definitiva de la quinta revisión del estándar se publicó en octubre de 2014.<text:bookmark text:name="cite_ref-finalosnews_3-0"/>3</text:p>
      <text:section text:style-name="Sect1" text:name="mw-content-text">
        <text:p text:style-name="P1">Al no ser reconocido en viejas versiones de navegadores por sus nuevas etiquetas, se recomienda al usuario común actualizar su navegador a la versión más nueva, para poder disfrutar de todo el potencial que provee HTML5.</text:p>
        <text:p text:style-name="P1">El desarrollo de este lenguaje de marcado es regulado por el Consorcio W3C.</text:p>
      </text:section>
      <text:h text:style-name="Heading_20_2" text:outline-level="2"><text:bookmark text:name="Nuevos_elementos"/>Nuevos elementos</text:h>
      <text:p text:style-name="Text_20_body">HTML5 establece una serie de nuevos elementos y atributos que reflejan el uso típico de los sitios web modernos. Algunos de ellos son técnicamente similares a las etiquetas <text:span text:style-name="Teletype">&lt;div&gt;</text:span> y <text:span text:style-name="Teletype">&lt;span&gt;</text:span>, pero tienen un significado semántico, como por ejemplo <text:span text:style-name="Teletype">&lt;nav&gt;</text:span> (bloque de navegación del sitio web) y <text:span text:style-name="Teletype">&lt;footer&gt;</text:span>. Otros elementos proporcionan nuevas funcionalidades a través de una interfaz estandarizada, como los elementos <text:span text:style-name="Teletype">&lt;audio&gt;</text:span> y <text:span text:style-name="Teletype">&lt;video&gt;</text:span>. Mejora el elemento <text:span text:style-name="Teletype">&lt;canvas&gt;</text:span>, capaz de renderizar elementos 3D en los navegadores más importantes (Firefox, Chrome, Opera, Safari e Internet Explorer).</text:p>
      <text:p text:style-name="Text_20_body">Algunos elementos de <text:a xlink:type="simple" xlink:href="http://virtual.uagrm.edu.bo/pregrado/mod/resource/view.php?id=4872" text:style-name="Internet_20_link" text:visited-style-name="Visited_20_Internet_20_Link">HTML</text:a> 4.01 han quedado obsoletos, incluyendo elementos puramente de presentación, como <text:span text:style-name="Teletype">&lt;font&gt;</text:span> y <text:span text:style-name="Teletype">&lt;center&gt;</text:span>, cuyos efectos son manejados por Hojas de estilo en cascada. También hay un renovado énfasis en la importancia del scripting <text:a xlink:type="simple" xlink:href="https://es.wikipedia.org/wiki/Document_Object_Model" text:style-name="Internet_20_link" text:visited-style-name="Visited_20_Internet_20_Link">DOM</text:a> para el comportamiento de la web 2.0.</text:p>
      <text:h text:style-name="Heading_20_2" text:outline-level="2"><text:bookmark text:name="Diferencias_entre_HTML5_y_HTML4.2FXHTML"/>Diferencias entre HTML5 y HTML4/XHTML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Etiqueta</text:p>
          </table:table-cell>
          <table:table-cell table:style-name="Table1.A1" office:value-type="string">
            <text:p text:style-name="P10">Atributos de la etiqueta</text:p>
          </table:table-cell>
          <table:table-cell table:style-name="Table1.C1" office:value-type="string">
            <text:p text:style-name="P10">Comentarios</text:p>
          </table:table-cell>
        </table:table-row>
        <table:table-row>
          <table:table-cell table:style-name="Table1.A2" office:value-type="string">
            <text:p text:style-name="P9"><text:span text:style-name="Strong_20_Emphasis">&lt;!-- --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!DOCTYPE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 table:style-name="Table1.4">
          <table:table-cell table:style-name="Table1.A2" office:value-type="string">
            <text:p text:style-name="P9"><text:span text:style-name="Strong_20_Emphasis">&lt;a&gt;</text:span></text:p>
          </table:table-cell>
          <table:table-cell table:style-name="Table1.A2" office:value-type="string">
            <text:p text:style-name="P9">href | target | rel | hreflang | media | type</text:p>
          </table:table-cell>
          <table:table-cell table:style-name="Table1.C2" office:value-type="string">
            <text:p text:style-name="P12">Atributo Añadido: <text:span text:style-name="Emphasis">media</text:span></text:p>
            <text:p text:style-name="P12">Atributo cambiado: Target</text:p>
          </table:table-cell>
        </table:table-row>
        <table:table-row>
          <table:table-cell table:style-name="Table1.A2" office:value-type="string">
            <text:p text:style-name="P9"><text:span text:style-name="Strong_20_Emphasis">&lt;abb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ext:soft-page-break/>
        <table:table-row table:style-name="Table1.6">
          <table:table-cell table:style-name="Table1.A2" office:value-type="string">
            <text:p text:style-name="P9"><text:span text:style-name="Strong_20_Emphasis"><text:span text:style-name="T3">&lt;acronym&gt;</text:span></text:span>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9">Etiqueta Eliminada</text:p>
          </table:table-cell>
        </table:table-row>
        <table:table-row>
          <table:table-cell table:style-name="Table1.A2" office:value-type="string">
            <text:p text:style-name="P9"><text:span text:style-name="Strong_20_Emphasis">&lt;address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 table:style-name="Table1.6">
          <table:table-cell table:style-name="Table1.A2" office:value-type="string">
            <text:p text:style-name="P9"><text:span text:style-name="Strong_20_Emphasis"><text:span text:style-name="T3">&lt;applet&gt;</text:span></text:span>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9">Etiqueta eliminada</text:p>
          </table:table-cell>
        </table:table-row>
        <table:table-row>
          <table:table-cell table:style-name="Table1.A2" office:value-type="string">
            <text:p text:style-name="P9"><text:span text:style-name="Strong_20_Emphasis">&lt;area&gt;</text:span></text:p>
          </table:table-cell>
          <table:table-cell table:style-name="Table1.A2" office:value-type="string">
            <text:p text:style-name="P9">Estándar o ningunos</text:p>
          </table:table-cell>
          <table:table-cell table:style-name="Table1.C2" office:value-type="string">
            <text:p text:style-name="P11"/>
          </table:table-cell>
        </table:table-row>
        <table:table-row table:style-name="Table1.10">
          <table:table-cell table:style-name="Table1.A2" office:value-type="string">
            <text:p text:style-name="P9"><text:span text:style-name="Strong_20_Emphasis">&lt;article&gt;</text:span></text:p>
          </table:table-cell>
          <table:table-cell table:style-name="Table1.A2" office:value-type="string">
            <text:p text:style-name="P9">Atributos globales</text:p>
          </table:table-cell>
          <table:table-cell table:style-name="Table1.C2" office:value-type="string">
            <text:p text:style-name="P9">Nueva etiqueta</text:p>
          </table:table-cell>
        </table:table-row>
        <table:table-row table:style-name="Table1.10">
          <table:table-cell table:style-name="Table1.A2" office:value-type="string">
            <text:p text:style-name="P9"><text:span text:style-name="Strong_20_Emphasis">&lt;aside&gt;</text:span></text:p>
          </table:table-cell>
          <table:table-cell table:style-name="Table1.A2" office:value-type="string">
            <text:p text:style-name="P9">Atributos globales</text:p>
          </table:table-cell>
          <table:table-cell table:style-name="Table1.C2" office:value-type="string">
            <text:p text:style-name="P9">Nueva etiqueta</text:p>
          </table:table-cell>
        </table:table-row>
        <table:table-row table:style-name="Table1.10">
          <table:table-cell table:style-name="Table1.A2" office:value-type="string">
            <text:p text:style-name="P9"><text:span text:style-name="Strong_20_Emphasis">&lt;audio&gt;</text:span></text:p>
          </table:table-cell>
          <table:table-cell table:style-name="Table1.A2" office:value-type="string">
            <text:p text:style-name="P9">autobuffer | autoplay | controls | loop | src</text:p>
          </table:table-cell>
          <table:table-cell table:style-name="Table1.C2" office:value-type="string">
            <text:p text:style-name="P9">Nueva etiqueta</text:p>
          </table:table-cell>
        </table:table-row>
        <table:table-row table:style-name="Table1.4">
          <table:table-cell table:style-name="Table1.A2" office:value-type="string">
            <text:p text:style-name="P9"><text:span text:style-name="Strong_20_Emphasis">&lt;b&gt;</text:span></text:p>
          </table:table-cell>
          <table:table-cell table:style-name="Table1.A2" office:value-type="string">
            <text:p text:style-name="P9">Atributos globales</text:p>
          </table:table-cell>
          <table:table-cell table:style-name="Table1.C2" office:value-type="string">
            <text:p text:style-name="P9">Etiqueta cambiada</text:p>
          </table:table-cell>
        </table:table-row>
        <table:table-row>
          <table:table-cell table:style-name="Table1.A2" office:value-type="string">
            <text:p text:style-name="P9"><text:span text:style-name="Strong_20_Emphasis">&lt;base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 table:style-name="Table1.6">
          <table:table-cell table:style-name="Table1.A2" office:value-type="string">
            <text:p text:style-name="P9"><text:span text:style-name="Strong_20_Emphasis"><text:span text:style-name="T3">&lt;basefont&gt;</text:span></text:span>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9">Etiqueta eliminada</text:p>
          </table:table-cell>
        </table:table-row>
        <table:table-row>
          <table:table-cell table:style-name="Table1.A2" office:value-type="string">
            <text:p text:style-name="P9"><text:span text:style-name="Strong_20_Emphasis">&lt;bb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bdo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 table:style-name="Table1.6">
          <table:table-cell table:style-name="Table1.A2" office:value-type="string">
            <text:p text:style-name="P9"><text:span text:style-name="Strong_20_Emphasis"><text:span text:style-name="T3">&lt;big&gt;</text:span></text:span>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9">Etiqueta eliminada</text:p>
          </table:table-cell>
        </table:table-row>
        <table:table-row>
          <table:table-cell table:style-name="Table1.A2" office:value-type="string">
            <text:p text:style-name="P9"><text:span text:style-name="Strong_20_Emphasis">&lt;blockquote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body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br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button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 table:style-name="Table1.10">
          <table:table-cell table:style-name="Table1.A2" office:value-type="string">
            <text:p text:style-name="P9"><text:span text:style-name="Strong_20_Emphasis">&lt;canvas&gt;</text:span></text:p>
          </table:table-cell>
          <table:table-cell table:style-name="Table1.A2" office:value-type="string">
            <text:p text:style-name="P9">height | width</text:p>
          </table:table-cell>
          <table:table-cell table:style-name="Table1.C2" office:value-type="string">
            <text:p text:style-name="P9">Nueva etiqueta</text:p>
          </table:table-cell>
        </table:table-row>
        <table:table-row>
          <table:table-cell table:style-name="Table1.A2" office:value-type="string">
            <text:p text:style-name="P9"><text:span text:style-name="Strong_20_Emphasis">&lt;caption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 table:style-name="Table1.6">
          <table:table-cell table:style-name="Table1.A2" office:value-type="string">
            <text:p text:style-name="P9"><text:span text:style-name="Strong_20_Emphasis"><text:span text:style-name="T3">&lt;center&gt;</text:span></text:span>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9">Etiqueta eliminada</text:p>
          </table:table-cell>
        </table:table-row>
        <table:table-row table:style-name="Table1.4">
          <table:table-cell table:style-name="Table1.A2" office:value-type="string">
            <text:p text:style-name="P9"><text:span text:style-name="Strong_20_Emphasis">&lt;cite&gt;</text:span></text:p>
          </table:table-cell>
          <table:table-cell table:style-name="Table1.A2" office:value-type="string">
            <text:p text:style-name="P9">Atributos globales</text:p>
          </table:table-cell>
          <table:table-cell table:style-name="Table1.C2" office:value-type="string">
            <text:p text:style-name="P9">Etiqueta cambiada</text:p>
          </table:table-cell>
        </table:table-row>
        <table:table-row>
          <table:table-cell table:style-name="Table1.A2" office:value-type="string">
            <text:p text:style-name="P9"><text:span text:style-name="Strong_20_Emphasis">&lt;code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col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colgroup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 table:style-name="Table1.10">
          <table:table-cell table:style-name="Table1.A2" office:value-type="string">
            <text:p text:style-name="P9"><text:span text:style-name="Strong_20_Emphasis">&lt;command&gt;</text:span></text:p>
          </table:table-cell>
          <table:table-cell table:style-name="Table1.A2" office:value-type="string">
            <text:p text:style-name="P9">checked | default | disabled | hidden | icon | label | radiogroup | type</text:p>
          </table:table-cell>
          <table:table-cell table:style-name="Table1.C2" office:value-type="string">
            <text:p text:style-name="P9">Nueva etiqueta</text:p>
          </table:table-cell>
        </table:table-row>
        <table:table-row>
          <table:table-cell table:style-name="Table1.A2" office:value-type="string">
            <text:p text:style-name="P9"><text:span text:style-name="Strong_20_Emphasis">&lt;datagrid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 table:style-name="Table1.10">
          <table:table-cell table:style-name="Table1.A2" office:value-type="string">
            <text:p text:style-name="P9"><text:span text:style-name="Strong_20_Emphasis">&lt;datalist&gt;</text:span></text:p>
          </table:table-cell>
          <table:table-cell table:style-name="Table1.A2" office:value-type="string">
            <text:p text:style-name="P9">Atributos globales</text:p>
          </table:table-cell>
          <table:table-cell table:style-name="Table1.C2" office:value-type="string">
            <text:p text:style-name="P9">Nueva etiqueta</text:p>
          </table:table-cell>
        </table:table-row>
        <table:table-row>
          <table:table-cell table:style-name="Table1.A2" office:value-type="string">
            <text:p text:style-name="P9"><text:span text:style-name="Strong_20_Emphasis">&lt;dd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del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 table:style-name="Table1.10">
          <table:table-cell table:style-name="Table1.A2" office:value-type="string">
            <text:p text:style-name="P9"><text:span text:style-name="Strong_20_Emphasis">&lt;details&gt;</text:span></text:p>
          </table:table-cell>
          <table:table-cell table:style-name="Table1.A2" office:value-type="string">
            <text:p text:style-name="P9">open</text:p>
          </table:table-cell>
          <table:table-cell table:style-name="Table1.C2" office:value-type="string">
            <text:p text:style-name="P9">Nueva etiqueta</text:p>
          </table:table-cell>
        </table:table-row>
        <table:table-row table:style-name="Table1.10">
          <table:table-cell table:style-name="Table1.A2" office:value-type="string">
            <text:p text:style-name="P9"><text:span text:style-name="Strong_20_Emphasis">&lt;dialog&gt;</text:span></text:p>
          </table:table-cell>
          <table:table-cell table:style-name="Table1.A2" office:value-type="string">
            <text:p text:style-name="P9">Atributos globales</text:p>
          </table:table-cell>
          <table:table-cell table:style-name="Table1.C2" office:value-type="string">
            <text:p text:style-name="P9">Nueva etiqueta</text:p>
          </table:table-cell>
        </table:table-row>
        <table:table-row table:style-name="Table1.6">
          <table:table-cell table:style-name="Table1.A2" office:value-type="string">
            <text:p text:style-name="P9"><text:span text:style-name="Strong_20_Emphasis"><text:span text:style-name="T3">&lt;dir&gt;</text:span></text:span>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9">Etiqueta eliminada</text:p>
          </table:table-cell>
        </table:table-row>
        <table:table-row>
          <table:table-cell table:style-name="Table1.A2" office:value-type="string">
            <text:p text:style-name="P9"><text:span text:style-name="Strong_20_Emphasis">&lt;div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dfn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dl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dt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em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 table:style-name="Table1.10">
          <table:table-cell table:style-name="Table1.A2" office:value-type="string">
            <text:p text:style-name="P9"><text:span text:style-name="Strong_20_Emphasis">&lt;embed&gt;</text:span></text:p>
          </table:table-cell>
          <table:table-cell table:style-name="Table1.A2" office:value-type="string">
            <text:p text:style-name="P9">height | src | type | width</text:p>
          </table:table-cell>
          <table:table-cell table:style-name="Table1.C2" office:value-type="string">
            <text:p text:style-name="P9">Nueva etiqueta</text:p>
          </table:table-cell>
        </table:table-row>
        <table:table-row>
          <table:table-cell table:style-name="Table1.A2" office:value-type="string">
            <text:p text:style-name="P9"><text:span text:style-name="Strong_20_Emphasis">&lt;fieldset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ext:soft-page-break/>
        <table:table-row table:style-name="Table1.10">
          <table:table-cell table:style-name="Table1.A2" office:value-type="string">
            <text:p text:style-name="P9"><text:span text:style-name="Strong_20_Emphasis">&lt;figure&gt;</text:span></text:p>
          </table:table-cell>
          <table:table-cell table:style-name="Table1.A2" office:value-type="string">
            <text:p text:style-name="P9">Atributos globales</text:p>
          </table:table-cell>
          <table:table-cell table:style-name="Table1.C2" office:value-type="string">
            <text:p text:style-name="P9">Nueva etiqueta</text:p>
          </table:table-cell>
        </table:table-row>
        <table:table-row table:style-name="Table1.6">
          <table:table-cell table:style-name="Table1.A2" office:value-type="string">
            <text:p text:style-name="P9"><text:span text:style-name="Strong_20_Emphasis"><text:span text:style-name="T3">&lt;font&gt;</text:span></text:span>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9">Etiqueta eliminada</text:p>
          </table:table-cell>
        </table:table-row>
        <table:table-row table:style-name="Table1.10">
          <table:table-cell table:style-name="Table1.A2" office:value-type="string">
            <text:p text:style-name="P9"><text:span text:style-name="Strong_20_Emphasis">&lt;footer&gt;</text:span></text:p>
          </table:table-cell>
          <table:table-cell table:style-name="Table1.A2" office:value-type="string">
            <text:p text:style-name="P9">Atributos globales</text:p>
          </table:table-cell>
          <table:table-cell table:style-name="Table1.C2" office:value-type="string">
            <text:p text:style-name="P9">Nueva etiqueta</text:p>
          </table:table-cell>
        </table:table-row>
        <table:table-row>
          <table:table-cell table:style-name="Table1.A2" office:value-type="string">
            <text:p text:style-name="P9"><text:span text:style-name="Strong_20_Emphasis">&lt;form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 table:style-name="Table1.6">
          <table:table-cell table:style-name="Table1.A2" office:value-type="string">
            <text:p text:style-name="P9"><text:span text:style-name="Strong_20_Emphasis"><text:span text:style-name="T3">&lt;frame&gt;</text:span></text:span>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9">Etiqueta eliminada</text:p>
          </table:table-cell>
        </table:table-row>
        <table:table-row table:style-name="Table1.6">
          <table:table-cell table:style-name="Table1.A2" office:value-type="string">
            <text:p text:style-name="P9"><text:span text:style-name="Strong_20_Emphasis"><text:span text:style-name="T3">&lt;frameset&gt;</text:span></text:span>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9">Etiqueta eliminada</text:p>
          </table:table-cell>
        </table:table-row>
        <table:table-row>
          <table:table-cell table:style-name="Table1.A2" office:value-type="string">
            <text:p text:style-name="P12"><text:span text:style-name="Strong_20_Emphasis">&lt;h1&gt;... &lt;h6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head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 table:style-name="Table1.10">
          <table:table-cell table:style-name="Table1.A2" office:value-type="string">
            <text:p text:style-name="P9"><text:span text:style-name="Strong_20_Emphasis">&lt;header&gt;</text:span></text:p>
          </table:table-cell>
          <table:table-cell table:style-name="Table1.A2" office:value-type="string">
            <text:p text:style-name="P9">Atributos globales</text:p>
          </table:table-cell>
          <table:table-cell table:style-name="Table1.C2" office:value-type="string">
            <text:p text:style-name="P9">Nueva etiqueta</text:p>
          </table:table-cell>
        </table:table-row>
        <table:table-row table:style-name="Table1.54">
          <table:table-cell table:style-name="Table1.A2" office:value-type="string">
            <text:p text:style-name="P9"><text:span text:style-name="Strong_20_Emphasis"><text:span text:style-name="T3">&lt;hgroup&gt;</text:span></text:span>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9">hgroup se añadió a la especificación HTML5, pero ahora está obsoleta.<text:bookmark text:name="cite_ref-4"/><text:a xlink:type="simple" xlink:href="https://es.wikipedia.org/wiki/HTML5#cite_note-4" text:style-name="Internet_20_link" text:visited-style-name="Visited_20_Internet_20_Link">4</text:a> Usar &lt;header&gt;</text:p>
          </table:table-cell>
        </table:table-row>
        <table:table-row table:style-name="Table1.4">
          <table:table-cell table:style-name="Table1.A2" office:value-type="string">
            <text:p text:style-name="P9"><text:span text:style-name="Strong_20_Emphasis">&lt;hr&gt;</text:span></text:p>
          </table:table-cell>
          <table:table-cell table:style-name="Table1.A2" office:value-type="string">
            <text:p text:style-name="P9">Ninguno</text:p>
          </table:table-cell>
          <table:table-cell table:style-name="Table1.C2" office:value-type="string">
            <text:p text:style-name="P9">Etiqueta cambiada</text:p>
          </table:table-cell>
        </table:table-row>
        <table:table-row>
          <table:table-cell table:style-name="Table1.A2" office:value-type="string">
            <text:p text:style-name="P9"><text:span text:style-name="Strong_20_Emphasis">&lt;</text:span><text:a xlink:type="simple" xlink:href="http://virtual.uagrm.edu.bo/pregrado/mod/resource/view.php?id=4872" text:style-name="Internet_20_link" text:visited-style-name="Visited_20_Internet_20_Link"><text:span text:style-name="Strong_20_Emphasis">html</text:span></text:a><text:span text:style-name="Strong_20_Emphasis">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 table:style-name="Table1.4">
          <table:table-cell table:style-name="Table1.A2" office:value-type="string">
            <text:p text:style-name="P9"><text:span text:style-name="Strong_20_Emphasis">&lt;i&gt;</text:span></text:p>
          </table:table-cell>
          <table:table-cell table:style-name="Table1.A2" office:value-type="string">
            <text:p text:style-name="P9">Ninguno</text:p>
          </table:table-cell>
          <table:table-cell table:style-name="Table1.C2" office:value-type="string">
            <text:p text:style-name="P9">Etiqueta cambiada</text:p>
          </table:table-cell>
        </table:table-row>
        <table:table-row>
          <table:table-cell table:style-name="Table1.A2" office:value-type="string">
            <text:p text:style-name="P9"><text:span text:style-name="Strong_20_Emphasis">&lt;iframe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img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 table:style-name="Table1.4">
          <table:table-cell table:style-name="Table1.A2" office:value-type="string">
            <text:p text:style-name="P9"><text:span text:style-name="Strong_20_Emphasis">&lt;input&gt;</text:span></text:p>
          </table:table-cell>
          <table:table-cell table:style-name="Table1.A2" office:value-type="string">
            <text:p text:style-name="P9">accept | alt | auto-complete | autofocus | cheked | disabled | form | formaction | formenctype | formmethod | formnovalidate | formtarget | height | list | max | maxlength | min | multiple | name | pattern | placeholder | readonly | required | size | src | step | type | value | width</text:p>
          </table:table-cell>
          <table:table-cell table:style-name="Table1.C2" office:value-type="string">
            <text:p text:style-name="P9">Etiqueta cambiada: Añadidos 13 elementos a type</text:p>
          </table:table-cell>
        </table:table-row>
        <table:table-row>
          <table:table-cell table:style-name="Table1.A2" office:value-type="string">
            <text:p text:style-name="P9"><text:span text:style-name="Strong_20_Emphasis">&lt;ins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 table:style-name="Table1.6">
          <table:table-cell table:style-name="Table1.A2" office:value-type="string">
            <text:p text:style-name="P9"><text:span text:style-name="Strong_20_Emphasis"><text:span text:style-name="T3">&lt;isindex&gt;</text:span></text:span>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9">Etiqueta eliminada</text:p>
          </table:table-cell>
        </table:table-row>
        <table:table-row>
          <table:table-cell table:style-name="Table1.A2" office:value-type="string">
            <text:p text:style-name="P9"><text:span text:style-name="Strong_20_Emphasis">&lt;kbd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label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legend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li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link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 table:style-name="Table1.10">
          <table:table-cell table:style-name="Table1.A2" office:value-type="string">
            <text:p text:style-name="P9"><text:span text:style-name="Strong_20_Emphasis">&lt;mark&gt;</text:span></text:p>
          </table:table-cell>
          <table:table-cell table:style-name="Table1.A2" office:value-type="string">
            <text:p text:style-name="P9">Atributos globales</text:p>
          </table:table-cell>
          <table:table-cell table:style-name="Table1.C2" office:value-type="string">
            <text:p text:style-name="P9">Nueva etiqueta</text:p>
          </table:table-cell>
        </table:table-row>
        <table:table-row>
          <table:table-cell table:style-name="Table1.A2" office:value-type="string">
            <text:p text:style-name="P9"><text:span text:style-name="Strong_20_Emphasis">&lt;map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menu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meta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 table:style-name="Table1.10">
          <table:table-cell table:style-name="Table1.A2" office:value-type="string">
            <text:p text:style-name="P9"><text:span text:style-name="Strong_20_Emphasis">&lt;meter&gt;</text:span></text:p>
          </table:table-cell>
          <table:table-cell table:style-name="Table1.A2" office:value-type="string">
            <text:p text:style-name="P9">high | low | max | min | optimum | value</text:p>
          </table:table-cell>
          <table:table-cell table:style-name="Table1.C2" office:value-type="string">
            <text:p text:style-name="P9">Nueva etiqueta</text:p>
          </table:table-cell>
        </table:table-row>
        <table:table-row table:style-name="Table1.10">
          <table:table-cell table:style-name="Table1.A2" office:value-type="string">
            <text:p text:style-name="P9"><text:span text:style-name="Strong_20_Emphasis">&lt;nav&gt;</text:span></text:p>
          </table:table-cell>
          <table:table-cell table:style-name="Table1.A2" office:value-type="string">
            <text:p text:style-name="P9">Atributos globales</text:p>
          </table:table-cell>
          <table:table-cell table:style-name="Table1.C2" office:value-type="string">
            <text:p text:style-name="P9">Nueva etiqueta</text:p>
          </table:table-cell>
        </table:table-row>
        <table:table-row table:style-name="Table1.6">
          <table:table-cell table:style-name="Table1.A2" office:value-type="string">
            <text:p text:style-name="P9"><text:span text:style-name="Strong_20_Emphasis"><text:span text:style-name="T3">&lt;noframes&gt;</text:span></text:span>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9">Etiqueta eliminada</text:p>
          </table:table-cell>
        </table:table-row>
        <table:table-row>
          <table:table-cell table:style-name="Table1.A2" office:value-type="string">
            <text:p text:style-name="P9"><text:span text:style-name="Strong_20_Emphasis">&lt;noscript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object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ol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ext:soft-page-break/>
        <table:table-row>
          <table:table-cell table:style-name="Table1.A2" office:value-type="string">
            <text:p text:style-name="P9"><text:span text:style-name="Strong_20_Emphasis">&lt;optgroup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option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 table:style-name="Table1.10">
          <table:table-cell table:style-name="Table1.A2" office:value-type="string">
            <text:p text:style-name="P9"><text:span text:style-name="Strong_20_Emphasis">&lt;output&gt;</text:span></text:p>
          </table:table-cell>
          <table:table-cell table:style-name="Table1.A2" office:value-type="string">
            <text:p text:style-name="P9">form</text:p>
          </table:table-cell>
          <table:table-cell table:style-name="Table1.C2" office:value-type="string">
            <text:p text:style-name="P9">Nueva etiqueta</text:p>
          </table:table-cell>
        </table:table-row>
        <table:table-row>
          <table:table-cell table:style-name="Table1.A2" office:value-type="string">
            <text:p text:style-name="P9"><text:span text:style-name="Strong_20_Emphasis">&lt;p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param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pre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 table:style-name="Table1.10">
          <table:table-cell table:style-name="Table1.A2" office:value-type="string">
            <text:p text:style-name="P9"><text:span text:style-name="Strong_20_Emphasis">&lt;progress&gt;</text:span></text:p>
          </table:table-cell>
          <table:table-cell table:style-name="Table1.A2" office:value-type="string">
            <text:p text:style-name="P9">max | value</text:p>
          </table:table-cell>
          <table:table-cell table:style-name="Table1.C2" office:value-type="string">
            <text:p text:style-name="P9">Nueva etiqueta</text:p>
          </table:table-cell>
        </table:table-row>
        <table:table-row>
          <table:table-cell table:style-name="Table1.A2" office:value-type="string">
            <text:p text:style-name="P9"><text:span text:style-name="Strong_20_Emphasis">&lt;q&gt;</text:span>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1"/>
          </table:table-cell>
        </table:table-row>
        <table:table-row table:style-name="Table1.10">
          <table:table-cell table:style-name="Table1.A2" office:value-type="string">
            <text:p text:style-name="P9"><text:span text:style-name="Strong_20_Emphasis">&lt;ruby&gt;</text:span></text:p>
          </table:table-cell>
          <table:table-cell table:style-name="Table1.A2" office:value-type="string">
            <text:p text:style-name="P9">cite</text:p>
          </table:table-cell>
          <table:table-cell table:style-name="Table1.C2" office:value-type="string">
            <text:p text:style-name="P9">Nueva etiqueta</text:p>
          </table:table-cell>
        </table:table-row>
        <table:table-row table:style-name="Table1.10">
          <table:table-cell table:style-name="Table1.A2" office:value-type="string">
            <text:p text:style-name="P9"><text:span text:style-name="Strong_20_Emphasis">&lt;rp&gt;</text:span></text:p>
          </table:table-cell>
          <table:table-cell table:style-name="Table1.A2" office:value-type="string">
            <text:p text:style-name="P9">Atributos globales</text:p>
          </table:table-cell>
          <table:table-cell table:style-name="Table1.C2" office:value-type="string">
            <text:p text:style-name="P9">Nueva etiqueta</text:p>
          </table:table-cell>
        </table:table-row>
        <table:table-row table:style-name="Table1.10">
          <table:table-cell table:style-name="Table1.A2" office:value-type="string">
            <text:p text:style-name="P9"><text:span text:style-name="Strong_20_Emphasis">&lt;rt&gt;</text:span></text:p>
          </table:table-cell>
          <table:table-cell table:style-name="Table1.A2" office:value-type="string">
            <text:p text:style-name="P9">Atributos globales</text:p>
          </table:table-cell>
          <table:table-cell table:style-name="Table1.C2" office:value-type="string">
            <text:p text:style-name="P9">Nueva etiqueta</text:p>
          </table:table-cell>
        </table:table-row>
        <table:table-row table:style-name="Table1.6">
          <table:table-cell table:style-name="Table1.A2" office:value-type="string">
            <text:p text:style-name="P9"><text:span text:style-name="Strong_20_Emphasis"><text:span text:style-name="T3">&lt;s&gt;</text:span></text:span>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9">Etiqueta eliminada</text:p>
          </table:table-cell>
        </table:table-row>
        <table:table-row>
          <table:table-cell table:style-name="Table1.A2" office:value-type="string">
            <text:p text:style-name="P9"><text:span text:style-name="Strong_20_Emphasis">&lt;samp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script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 table:style-name="Table1.10">
          <table:table-cell table:style-name="Table1.A2" office:value-type="string">
            <text:p text:style-name="P9"><text:span text:style-name="Strong_20_Emphasis">&lt;section&gt;</text:span></text:p>
          </table:table-cell>
          <table:table-cell table:style-name="Table1.A2" office:value-type="string">
            <text:p text:style-name="P9">cite</text:p>
          </table:table-cell>
          <table:table-cell table:style-name="Table1.C2" office:value-type="string">
            <text:p text:style-name="P9">Nueva etiqueta</text:p>
          </table:table-cell>
        </table:table-row>
        <table:table-row>
          <table:table-cell table:style-name="Table1.A2" office:value-type="string">
            <text:p text:style-name="P9"><text:span text:style-name="Strong_20_Emphasis">&lt;select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 table:style-name="Table1.4">
          <table:table-cell table:style-name="Table1.A2" office:value-type="string">
            <text:p text:style-name="P9"><text:span text:style-name="Strong_20_Emphasis">&lt;small&gt;</text:span></text:p>
          </table:table-cell>
          <table:table-cell table:style-name="Table1.A2" office:value-type="string">
            <text:p text:style-name="P9">Atributos globales</text:p>
          </table:table-cell>
          <table:table-cell table:style-name="Table1.C2" office:value-type="string">
            <text:p text:style-name="P9">Etiqueta Cambiada</text:p>
          </table:table-cell>
        </table:table-row>
        <table:table-row table:style-name="Table1.10">
          <table:table-cell table:style-name="Table1.A2" office:value-type="string">
            <text:p text:style-name="P9"><text:span text:style-name="Strong_20_Emphasis">&lt;source&gt;</text:span></text:p>
          </table:table-cell>
          <table:table-cell table:style-name="Table1.A2" office:value-type="string">
            <text:p text:style-name="P9">media | src | type</text:p>
          </table:table-cell>
          <table:table-cell table:style-name="Table1.C2" office:value-type="string">
            <text:p text:style-name="P9">Nueva etiqueta</text:p>
          </table:table-cell>
        </table:table-row>
        <table:table-row>
          <table:table-cell table:style-name="Table1.A2" office:value-type="string">
            <text:p text:style-name="P9"><text:span text:style-name="Strong_20_Emphasis">&lt;span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 table:style-name="Table1.6">
          <table:table-cell table:style-name="Table1.A2" office:value-type="string">
            <text:p text:style-name="P9"><text:span text:style-name="Strong_20_Emphasis"><text:span text:style-name="T3">&lt;strike&gt;</text:span></text:span>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9">Etiqueta eliminada</text:p>
          </table:table-cell>
        </table:table-row>
        <table:table-row>
          <table:table-cell table:style-name="Table1.A2" office:value-type="string">
            <text:p text:style-name="P9"><text:span text:style-name="Strong_20_Emphasis">&lt;strong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style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sub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sup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table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tbody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td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textarea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tfoot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th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thead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 table:style-name="Table1.10">
          <table:table-cell table:style-name="Table1.A2" office:value-type="string">
            <text:p text:style-name="P9"><text:span text:style-name="Strong_20_Emphasis">&lt;time&gt;</text:span></text:p>
          </table:table-cell>
          <table:table-cell table:style-name="Table1.A2" office:value-type="string">
            <text:p text:style-name="P9">datetime | pubdate</text:p>
          </table:table-cell>
          <table:table-cell table:style-name="Table1.C2" office:value-type="string">
            <text:p text:style-name="P9">Nueva etiqueta</text:p>
          </table:table-cell>
        </table:table-row>
        <table:table-row>
          <table:table-cell table:style-name="Table1.A2" office:value-type="string">
            <text:p text:style-name="P9"><text:span text:style-name="Strong_20_Emphasis">&lt;title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tr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 table:style-name="Table1.6">
          <table:table-cell table:style-name="Table1.A2" office:value-type="string">
            <text:p text:style-name="P9"><text:span text:style-name="Strong_20_Emphasis"><text:span text:style-name="T3">&lt;tt&gt;</text:span></text:span>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9">Etiqueta eliminada</text:p>
          </table:table-cell>
        </table:table-row>
        <table:table-row table:style-name="Table1.6">
          <table:table-cell table:style-name="Table1.A2" office:value-type="string">
            <text:p text:style-name="P9"><text:span text:style-name="Strong_20_Emphasis">&lt;u&gt;</text:span></text:p>
          </table:table-cell>
          <table:table-cell table:style-name="Table1.A2" office:value-type="string">
            <text:p text:style-name="P9">Define texto que debe tener un estilo diferente del texto normal<text:bookmark text:name="cite_ref-5"/><text:a xlink:type="simple" xlink:href="https://es.wikipedia.org/wiki/HTML5#cite_note-5" text:style-name="Internet_20_link" text:visited-style-name="Visited_20_Internet_20_Link">5</text:a>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ul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9"><text:span text:style-name="Strong_20_Emphasis">&lt;var&gt;</text:span></text:p>
          </table:table-cell>
          <table:table-cell table:style-name="Table1.A2" office:value-type="string">
            <text:p text:style-name="P9">Estándar o ninguno</text:p>
          </table:table-cell>
          <table:table-cell table:style-name="Table1.C2" office:value-type="string">
            <text:p text:style-name="P11"/>
          </table:table-cell>
        </table:table-row>
        <table:table-row table:style-name="Table1.10">
          <table:table-cell table:style-name="Table1.A2" office:value-type="string">
            <text:p text:style-name="P9"><text:span text:style-name="Strong_20_Emphasis">&lt;video&gt;</text:span></text:p>
          </table:table-cell>
          <table:table-cell table:style-name="Table1.A2" office:value-type="string">
            <text:p text:style-name="P9">src | poster | autobuffer | autoplay | loop | controls | width | <text:soft-page-break/>height</text:p>
          </table:table-cell>
          <table:table-cell table:style-name="Table1.C2" office:value-type="string">
            <text:p text:style-name="P9">Nueva etiqueta</text:p>
          </table:table-cell>
        </table:table-row>
        <table:table-row table:style-name="Table1.6">
          <table:table-cell table:style-name="Table1.A2" office:value-type="string">
            <text:p text:style-name="P9"><text:span text:style-name="Strong_20_Emphasis"><text:span text:style-name="T3">&lt;xmp&gt;</text:span></text:span></text:p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9">Etiqueta eliminada</text:p>
          </table:table-cell>
        </table:table-row>
      </table:table>
      <text:p text:style-name="Text_20_body"><text:span text:style-name="T5">Notas:</text:span> <text:span text:style-name="T4">En </text:span><text:span text:style-name="T6">amarillo</text:span><text:span text:style-name="T4"> aquellas etiquetas introducidas en esta nueva versión (en </text:span><text:span text:style-name="T7">rojo</text:span><text:span text:style-name="T4"> aquellas que fueron eliminadas de la especificación HTML5), en </text:span><text:span text:style-name="T8">azul</text:span><text:span text:style-name="T4"> las etiquetas que han sido cambiadas todo o en parte y en </text:span><text:span text:style-name="T9">gris</text:span><text:span text:style-name="T4"> las etiquetas eliminadas de esta versión. Si bien en la práctica los navegadores no lo están teniendo en cuenta para evitar perder cuota de mercado.</text:span></text:p>
      <text:h text:style-name="Heading_20_2" text:outline-level="2"><text:bookmark text:name="Novedades"/><text:a xlink:type="simple" xlink:href="http://virtual.uagrm.edu.bo/pregrado/mod/forum/view.php?id=4864" text:style-name="Internet_20_link" text:visited-style-name="Visited_20_Internet_20_Link">Novedades</text:a></text:h>
      <text:list xml:id="list263839653610818626" text:style-name="L1">
        <text:list-item>
          <text:p text:style-name="P5">Incorpora etiquetas (canvas 2D y 3D, audio, vídeo) con codecs para mostrar los contenidos multimedia. Actualmente hay una lucha entre imponer codecs libres (<text:a xlink:type="simple" xlink:href="https://es.wikipedia.org/wiki/WebM" text:style-name="Internet_20_link" text:visited-style-name="Visited_20_Internet_20_Link">WebM</text:a> + <text:a xlink:type="simple" xlink:href="https://es.wikipedia.org/wiki/VP8" text:style-name="Internet_20_link" text:visited-style-name="Visited_20_Internet_20_Link">VP8</text:a>) o privados (<text:a xlink:type="simple" xlink:href="https://es.wikipedia.org/wiki/H.264/MPEG-4_AVC" text:style-name="Internet_20_link" text:visited-style-name="Visited_20_Internet_20_Link">H.264/MPEG-4 AVC</text:a>). </text:p>
        </text:list-item>
        <text:list-item>
          <text:p text:style-name="P5">Etiquetas para manejar grandes conjuntos de datos: Datagrid, Details, Menu y Command. Permiten generar tablas dinámicas que pueden filtrar, ordenar y ocultar <text:a xlink:type="simple" xlink:href="http://virtual.uagrm.edu.bo/pregrado/mod/page/view.php?id=4865" text:style-name="Internet_20_link" text:visited-style-name="Visited_20_Internet_20_Link">contenido</text:a> en cliente. </text:p>
        </text:list-item>
        <text:list-item>
          <text:p text:style-name="P5">Mejoras en los formularios. Nuevos tipos de datos (eMail, number, url, datetime …) y facilidades para validar el <text:a xlink:type="simple" xlink:href="http://virtual.uagrm.edu.bo/pregrado/mod/page/view.php?id=4865" text:style-name="Internet_20_link" text:visited-style-name="Visited_20_Internet_20_Link">contenido</text:a> sin <text:a xlink:type="simple" xlink:href="http://virtual.uagrm.edu.bo/pregrado/mod/resource/view.php?id=4873" text:style-name="Internet_20_link" text:visited-style-name="Visited_20_Internet_20_Link">Javascript</text:a>. </text:p>
        </text:list-item>
        <text:list-item>
          <text:p text:style-name="P5">Visores: MathML (fórmulas matemáticas) y SVG (gráficos vectoriales). En general se deja abierto a poder interpretar otros lenguajes XML. </text:p>
        </text:list-item>
        <text:list-item>
          <text:p text:style-name="P2">Drag &amp; Drop. Nueva funcionalidad para arrastrar objetos como imágenes. </text:p>
        </text:list-item>
      </text:list>
      <text:h text:style-name="Heading_20_2" text:outline-level="2"><text:bookmark text:name="Web_Sem.C3.A1ntica"/>Web Semántica</text:h>
      <text:list xml:id="list8602759410554287968" text:style-name="L2">
        <text:list-item>
          <text:p text:style-name="P6">Añade etiquetas para manejar la <text:a xlink:type="simple" xlink:href="https://es.wikipedia.org/wiki/Web_Semántica" text:style-name="Internet_20_link" text:visited-style-name="Visited_20_Internet_20_Link">Web Semántica</text:a> (Web 3.0): header, footer, article, nav, time (fecha del <text:a xlink:type="simple" xlink:href="http://virtual.uagrm.edu.bo/pregrado/mod/page/view.php?id=4865" text:style-name="Internet_20_link" text:visited-style-name="Visited_20_Internet_20_Link">contenido</text:a>), link rel=‘’ (tipo de <text:a xlink:type="simple" xlink:href="http://virtual.uagrm.edu.bo/pregrado/mod/page/view.php?id=4865" text:style-name="Internet_20_link" text:visited-style-name="Visited_20_Internet_20_Link">contenido</text:a> que se enlaza). </text:p>
        </text:list-item>
        <text:list-item>
          <text:p text:style-name="P6">Estas etiquetas permiten describir cuál es el significado del <text:a xlink:type="simple" xlink:href="http://virtual.uagrm.edu.bo/pregrado/mod/page/view.php?id=4865" text:style-name="Internet_20_link" text:visited-style-name="Visited_20_Internet_20_Link">contenido</text:a>. Por ejemplo su importancia, su finalidad y las relaciones que existen. No tienen especial impacto en la visualización, se orientan a buscadores. </text:p>
        </text:list-item>
        <text:list-item>
          <text:p text:style-name="P6">Los buscadores podrán indexar e interpretar esta meta información para no buscar simplemente apariciones de palabras en el texto de la página. </text:p>
        </text:list-item>
        <text:list-item>
          <text:p text:style-name="P6">Permite incorporar a las páginas ficheros RDF / OWL (con meta información) para describir relaciones entre los términos utilizados. </text:p>
        </text:list-item>
        <text:list-item>
          <text:p text:style-name="P3">Además, ofrece versatilidad en el manejo y animación de objetos simples, imágenes etc. </text:p>
        </text:list-item>
      </text:list>
      <text:h text:style-name="Heading_20_2" text:outline-level="2"><text:bookmark text:name="Nuevas_APIs_y_Javascript"/>Nuevas APIs y <text:a xlink:type="simple" xlink:href="http://virtual.uagrm.edu.bo/pregrado/mod/resource/view.php?id=4873" text:style-name="Internet_20_link" text:visited-style-name="Visited_20_Internet_20_Link">Javascript</text:a></text:h>
      <text:list xml:id="list8059097758145422544" text:style-name="L3">
        <text:list-item>
          <text:p text:style-name="P7">API para hacer <text:a xlink:type="simple" xlink:href="https://es.wikipedia.org/wiki/Arrastrar_y_soltar" text:style-name="Internet_20_link" text:visited-style-name="Visited_20_Internet_20_Link">Drag &amp; Drop</text:a>. Mediante eventos. </text:p>
        </text:list-item>
        <text:list-item>
          <text:p text:style-name="P7">API para trabajar Off-Line. Permite descargar todos los contenidos necesarios y trabajar en local. </text:p>
        </text:list-item>
        <text:list-item>
          <text:p text:style-name="P7">API de <text:a xlink:type="simple" xlink:href="https://es.wikipedia.org/wiki/Geolocalización" text:style-name="Internet_20_link" text:visited-style-name="Visited_20_Internet_20_Link">Geolocalización</text:a> para dispositivos que lo soporten. </text:p>
        </text:list-item>
        <text:list-item>
          <text:p text:style-name="P7">API Storage. Facilidad de almacenamiento persistente en local, con bases de datos (basadas en <text:a xlink:type="simple" xlink:href="https://es.wikipedia.org/wiki/SQLite" text:style-name="Internet_20_link" text:visited-style-name="Visited_20_Internet_20_Link">SQLite</text:a>) o con almacenamiento de objetos por aplicación o por dominio Web (Local Storage y Global Storage). Se dispone de una Base de datos con la posibilidad de hacer consultas SQL. </text:p>
        </text:list-item>
        <text:list-item>
          <text:p text:style-name="P7"><text:soft-page-break/>WebSockets. API de comunicación bidireccional entre páginas. Similar a los Sockets de C. </text:p>
        </text:list-item>
        <text:list-item>
          <text:p text:style-name="P7">WebWorkers. Hilos de ejecución en paralelo. </text:p>
        </text:list-item>
        <text:list-item>
          <text:p text:style-name="P4">Estándar futuro. System Information API. Acceso al hardware a bajo nivel: red, ficheros, CPU, memoria, puertos USB, cámaras, micrófonos... Muy interesante, pero con numerosas salvedades de seguridad. </text:p>
        </text:list-item>
      </text:list>
      <text:h text:style-name="Heading_20_2" text:outline-level="2"><text:bookmark text:name="Ejemplos_de_c.C3.B3digos_HTML5"/>Ejemplos de códigos HTML5</text:h>
      <text:p text:style-name="P15">Código HTML5 para reproducir audio sin la necesidad de plugins</text:p>
      <text:p text:style-name="Text_20_body"><text:line-break/>Para video es algo similar.</text:p>
      <text:p text:style-name="P14">&lt;!DOCTYPE <text:a xlink:type="simple" xlink:href="http://virtual.uagrm.edu.bo/pregrado/mod/resource/view.php?id=4872" text:style-name="Internet_20_link" text:visited-style-name="Visited_20_Internet_20_Link">HTML</text:a>&gt;</text:p>
      <text:p text:style-name="P14">&lt;<text:a xlink:type="simple" xlink:href="http://virtual.uagrm.edu.bo/pregrado/mod/resource/view.php?id=4872" text:style-name="Internet_20_link" text:visited-style-name="Visited_20_Internet_20_Link">html</text:a>&gt;</text:p>
      <text:p text:style-name="P14"><text:s text:c="2"/>&lt;head&gt;</text:p>
      <text:p text:style-name="P14"><text:s text:c="4"/>&lt;title&gt;fuente de múltiples elementos&lt;/title&gt;</text:p>
      <text:p text:style-name="P14"><text:s text:c="2"/>&lt;/head&gt;</text:p>
      <text:p text:style-name="P14"><text:s text:c="2"/>&lt;body&gt;</text:p>
      <text:p text:style-name="P14"><text:s text:c="4"/>&lt;audio id="audioTestElem" autobuffer controls &gt;</text:p>
      <text:p text:style-name="P14"><text:s text:c="6"/>&lt;source src="test.m4a"&gt;</text:p>
      <text:p text:style-name="P14"><text:s text:c="6"/>&lt;source src="test.ogg" type="audio/ogg; codecs=vorbis"&gt;</text:p>
      <text:p text:style-name="P14"><text:s text:c="6"/>&lt;source src="url"&gt;</text:p>
      <text:p text:style-name="P14"><text:s text:c="6"/>no audio for you</text:p>
      <text:p text:style-name="P14"><text:s text:c="4"/>&lt;/audio&gt;</text:p>
      <text:p text:style-name="P14"><text:s text:c="2"/>&lt;/body&gt;</text:p>
      <text:p text:style-name="P13">&lt;/<text:a xlink:type="simple" xlink:href="http://virtual.uagrm.edu.bo/pregrado/mod/resource/view.php?id=4872" text:style-name="Internet_20_link" text:visited-style-name="Visited_20_Internet_20_Link">html</text:a>&gt;</text:p>
      <text:p text:style-name="Text_20_body"><text:line-break/><text:span text:style-name="T1">Ejemplo de WebWorker (Hilo de ejecución en paralelo)</text:span><text:line-break/>Es necesario el uso de <text:a xlink:type="simple" xlink:href="http://virtual.uagrm.edu.bo/pregrado/mod/resource/view.php?id=4873" text:style-name="Internet_20_link" text:visited-style-name="Visited_20_Internet_20_Link">javascript</text:a>.</text:p>
      <text:p text:style-name="Text_20_body">// Prueba.<text:a xlink:type="simple" xlink:href="http://virtual.uagrm.edu.bo/pregrado/mod/resource/view.php?id=4872" text:style-name="Internet_20_link" text:visited-style-name="Visited_20_Internet_20_Link">html</text:a></text:p>
      <text:p text:style-name="P14">&lt;!DOCTYPE <text:a xlink:type="simple" xlink:href="http://virtual.uagrm.edu.bo/pregrado/mod/resource/view.php?id=4872" text:style-name="Internet_20_link" text:visited-style-name="Visited_20_Internet_20_Link">HTML</text:a>&gt;</text:p>
      <text:p text:style-name="P14">&lt;<text:a xlink:type="simple" xlink:href="http://virtual.uagrm.edu.bo/pregrado/mod/resource/view.php?id=4872" text:style-name="Internet_20_link" text:visited-style-name="Visited_20_Internet_20_Link">html</text:a>&gt;</text:p>
      <text:p text:style-name="P14"><text:s/>&lt;head&gt;</text:p>
      <text:p text:style-name="P14"><text:s text:c="2"/>&lt;title&gt;Worker example: One-core computation&lt;/title&gt;</text:p>
      <text:p text:style-name="P14"><text:s/>&lt;/head&gt;</text:p>
      <text:p text:style-name="P14"><text:s/>&lt;body&gt;</text:p>
      <text:p text:style-name="P14"><text:s text:c="2"/>&lt;p&gt;The highest prime number discovered so far is: &lt;output id="result"&gt;&lt;/output&gt;&lt;/p&gt;</text:p>
      <text:p text:style-name="P14"><text:s text:c="2"/>&lt;script&gt;</text:p>
      <text:p text:style-name="P14"><text:s text:c="3"/>var worker = new Worker('worker.js');</text:p>
      <text:p text:style-name="P14"><text:s text:c="3"/>worker.onmessage = function (event) {</text:p>
      <text:p text:style-name="P14"><text:s text:c="5"/>document.getElementById('result').textContent = event.data;</text:p>
      <text:p text:style-name="P14"><text:s text:c="3"/>};</text:p>
      <text:p text:style-name="P14"><text:s text:c="2"/>&lt;/script&gt;</text:p>
      <text:p text:style-name="P14"><text:s/>&lt;/body&gt;</text:p>
      <text:p text:style-name="P14">&lt;/<text:a xlink:type="simple" xlink:href="http://virtual.uagrm.edu.bo/pregrado/mod/resource/view.php?id=4872" text:style-name="Internet_20_link" text:visited-style-name="Visited_20_Internet_20_Link">html</text:a>&gt;</text:p>
      <text:p text:style-name="P14"/>
      <text:p text:style-name="P14">// worker.js (fichero con la tarea del nuevo hilo de ejecución infinito)</text:p>
      <text:p text:style-name="P14"/>
      <text:p text:style-name="P14">var n = 1;</text:p>
      <text:p text:style-name="P14"><text:soft-page-break/>search: while (true) {</text:p>
      <text:p text:style-name="P14"><text:s text:c="2"/>n += 1;</text:p>
      <text:p text:style-name="P14"><text:s text:c="2"/>for (var i = 2; i &lt;= Math.sqrt(n); i += 1)</text:p>
      <text:p text:style-name="P14"><text:s text:c="4"/>if (n % i == 0)</text:p>
      <text:p text:style-name="P14"><text:s text:c="5"/>continue search;</text:p>
      <text:p text:style-name="P14"><text:s text:c="2"/>// found a prime!</text:p>
      <text:p text:style-name="P14"><text:s text:c="2"/>postMessage(n);</text:p>
      <text:p text:style-name="P13">}</text:p>
      <text:p text:style-name="P15">Ejemplo de Canvas 2D utilizando el API de dibujo</text:p>
      <text:p text:style-name="P14">&lt;!DOCTYPE <text:a xlink:type="simple" xlink:href="http://virtual.uagrm.edu.bo/pregrado/mod/resource/view.php?id=4872" text:style-name="Internet_20_link" text:visited-style-name="Visited_20_Internet_20_Link">HTML</text:a>&gt;</text:p>
      <text:p text:style-name="P14">&lt;<text:a xlink:type="simple" xlink:href="http://virtual.uagrm.edu.bo/pregrado/mod/resource/view.php?id=4872" text:style-name="Internet_20_link" text:visited-style-name="Visited_20_Internet_20_Link">html</text:a>&gt;</text:p>
      <text:p text:style-name="P14"><text:s text:c="2"/>&lt;head&gt;</text:p>
      <text:p text:style-name="P14"><text:s text:c="4"/>&lt;title&gt;HTML5 Canvas example&lt;/title&gt;</text:p>
      <text:p text:style-name="P14"><text:s text:c="4"/>&lt;script&gt;</text:p>
      <text:p text:style-name="P14"><text:s text:c="6"/>function drawPicture(){</text:p>
      <text:p text:style-name="P14"/>
      <text:p text:style-name="P14"><text:s text:c="8"/>// Primero se recupera el objeto canvas a modificar</text:p>
      <text:p text:style-name="P14"><text:s text:c="8"/>var canvas = document.getElementById('example');</text:p>
      <text:p text:style-name="P14"/>
      <text:p text:style-name="P14"><text:s text:c="8"/>// Luego se le indicar la forma de trabajar 2D o 3D</text:p>
      <text:p text:style-name="P14"><text:s text:c="8"/>var context = canvas.getContext('2d');</text:p>
      <text:p text:style-name="P14"/>
      <text:p text:style-name="P14"><text:s text:c="8"/>// Se comienza a dibujar en el lienzo utilizando objetos</text:p>
      <text:p text:style-name="P14"><text:s text:c="8"/>// gráficos</text:p>
      <text:p text:style-name="P14"/>
      <text:p text:style-name="P14"><text:s text:c="8"/>context.fillStyle = "rgb(0,255,0)";</text:p>
      <text:p text:style-name="P14"><text:s text:c="8"/>context.fillRect (25, 25, 100, 100);</text:p>
      <text:p text:style-name="P14"/>
      <text:p text:style-name="P14"><text:s text:c="8"/>context.fillStyle = "rgba(255,0,0, 0.6)";</text:p>
      <text:p text:style-name="P14"><text:s text:c="8"/>context.beginPath();</text:p>
      <text:p text:style-name="P14"><text:s text:c="8"/>context.arc(125,100,50,0,Math.PI*2,true);</text:p>
      <text:p text:style-name="P14"><text:s text:c="8"/>context.fill();</text:p>
      <text:p text:style-name="P14"/>
      <text:p text:style-name="P14"><text:s text:c="8"/>context.fillStyle = "rgba(0,0,255,0.6)";</text:p>
      <text:p text:style-name="P14"><text:s text:c="8"/>context.beginPath();</text:p>
      <text:p text:style-name="P14"><text:s text:c="8"/>context.moveTo(125,100);</text:p>
      <text:p text:style-name="P14"><text:s text:c="8"/>context.lineTo(175,50);</text:p>
      <text:p text:style-name="P14"><text:s text:c="8"/>context.lineTo(225,150);</text:p>
      <text:p text:style-name="P14"><text:s text:c="8"/>context.fill();</text:p>
      <text:p text:style-name="P14"/>
      <text:p text:style-name="P14"><text:s text:c="6"/>}</text:p>
      <text:p text:style-name="P14"><text:s text:c="4"/>&lt;/script&gt;</text:p>
      <text:p text:style-name="P14"><text:s text:c="4"/>&lt;style type="text/css"&gt;</text:p>
      <text:p text:style-name="P14"><text:s text:c="6"/>canvas { border: 2px solid black; }</text:p>
      <text:p text:style-name="P14"><text:s text:c="4"/>&lt;/style&gt;</text:p>
      <text:p text:style-name="P14"><text:s text:c="2"/>&lt;/head&gt;</text:p>
      <text:p text:style-name="P14"><text:s text:c="2"/>&lt;body onload="drawPicture();"&gt;</text:p>
      <text:p text:style-name="P14"/>
      <text:p text:style-name="P14"><text:s text:c="4"/>&lt;canvas id="example" width="260" height="200"&gt;</text:p>
      <text:p text:style-name="P14"><text:s text:c="4"/>There is supposed to be an example drawing here, but it's not important.</text:p>
      <text:p text:style-name="P14"><text:s text:c="4"/>&lt;/canvas&gt;</text:p>
      <text:p text:style-name="P14"/>
      <text:p text:style-name="P14"><text:s text:c="2"/>&lt;/body&gt;</text:p>
      <text:p text:style-name="P13">&lt;/<text:a xlink:type="simple" xlink:href="http://virtual.uagrm.edu.bo/pregrado/mod/resource/view.php?id=4872" text:style-name="Internet_20_link" text:visited-style-name="Visited_20_Internet_20_Link">html</text:a>&gt;</text:p>
      <text:p text:style-name="P15">Ejemplo de un formulario con nuevos tipos de datos</text:p>
      <text:p text:style-name="Text_20_body"><text:soft-page-break/><text:line-break/>Elimina muchas validaciones en <text:a xlink:type="simple" xlink:href="http://virtual.uagrm.edu.bo/pregrado/mod/resource/view.php?id=4873" text:style-name="Internet_20_link" text:visited-style-name="Visited_20_Internet_20_Link">Javascript</text:a>. (La clave está en el atributo Type).</text:p>
      <text:p text:style-name="P14">&lt;!DOCTYPE <text:a xlink:type="simple" xlink:href="http://virtual.uagrm.edu.bo/pregrado/mod/resource/view.php?id=4872" text:style-name="Internet_20_link" text:visited-style-name="Visited_20_Internet_20_Link">HTML</text:a>&gt;</text:p>
      <text:p text:style-name="P14">&lt;<text:a xlink:type="simple" xlink:href="http://virtual.uagrm.edu.bo/pregrado/mod/resource/view.php?id=4872" text:style-name="Internet_20_link" text:visited-style-name="Visited_20_Internet_20_Link">html</text:a>&gt;</text:p>
      <text:p text:style-name="P14"><text:s text:c="2"/>&lt;body&gt;</text:p>
      <text:p text:style-name="P14"><text:s text:c="2"/>&lt;form&gt;</text:p>
      <text:p text:style-name="P14"/>
      <text:p text:style-name="P14"><text:s text:c="4"/>&lt;input name="form_number" id="form_number" type="number" min="1" max="10" &gt;</text:p>
      <text:p text:style-name="P14"><text:s text:c="4"/>&lt;input name="form_date" id="form_date" type="date"&gt;</text:p>
      <text:p text:style-name="P14"><text:s text:c="4"/>&lt;input name="form_month" id="form_month" type="month"&gt;</text:p>
      <text:p text:style-name="P14"><text:s text:c="4"/>&lt;input name="form_week" id="form_week" type="week"&gt;</text:p>
      <text:p text:style-name="P14"><text:s text:c="4"/>&lt;input name="form_time" id="form_time" type="time"&gt;</text:p>
      <text:p text:style-name="P14"><text:s text:c="4"/>&lt;input name="form_url" id="form_url" type="url" list="url_list"&gt;</text:p>
      <text:p text:style-name="P14"><text:s text:c="4"/>&lt;datalist id="url_list"&gt;</text:p>
      <text:p text:style-name="P14"><text:s text:c="8"/>&lt;option value="http://www.google.com" label="Google"&gt;</text:p>
      <text:p text:style-name="P14"><text:s text:c="8"/>&lt;option value="http://net.tutsplus.com" label="NetTuts+"&gt;</text:p>
      <text:p text:style-name="P14"><text:s text:c="4"/>&lt;/datalist&gt;</text:p>
      <text:p text:style-name="P14"><text:s text:c="4"/>&lt;input name="form_email" id="form_email" type="email" list="email_list" multiple&gt;</text:p>
      <text:p text:style-name="P14"><text:s text:c="4"/>&lt;datalist id="email_list"&gt;</text:p>
      <text:p text:style-name="P14"><text:s text:c="7"/>&lt;option value="jane.doe@test.com" label="Jane Doe"&gt;</text:p>
      <text:p text:style-name="P14"><text:s text:c="7"/>&lt;option value="john.doe@test.com" label="John Doe"&gt;</text:p>
      <text:p text:style-name="P14"><text:s text:c="4"/>&lt;/datalist&gt;</text:p>
      <text:p text:style-name="P14"><text:s text:c="4"/>&lt;input name="form_telephone" id="form_telephone" type="tel"&gt;</text:p>
      <text:p text:style-name="P14"><text:s text:c="4"/>&lt;input name="form_color" id="form_color" type="color"&gt;</text:p>
      <text:p text:style-name="P14"><text:s text:c="4"/>&lt;label&gt;</text:p>
      <text:p text:style-name="P14"><text:s text:c="8"/>Attachments:</text:p>
      <text:p text:style-name="P14"><text:s text:c="8"/>&lt;input type="file" multiple name="att"&gt;</text:p>
      <text:p text:style-name="P14"><text:s text:c="4"/>&lt;/label&gt;</text:p>
      <text:p text:style-name="P14"><text:s text:c="4"/>&lt;input name="x" type="range" min="100" max="700" step="9.09090909" value="509.090909"&gt;</text:p>
      <text:p text:style-name="P14"/>
      <text:p text:style-name="P14"><text:s text:c="2"/>&lt;/form&gt;</text:p>
      <text:p text:style-name="P14"><text:s text:c="2"/>&lt;/body&gt;</text:p>
      <text:p text:style-name="P13">&lt;/<text:a xlink:type="simple" xlink:href="http://virtual.uagrm.edu.bo/pregrado/mod/resource/view.php?id=4872" text:style-name="Internet_20_link" text:visited-style-name="Visited_20_Internet_20_Link">html</text:a>&gt;</text:p>
      <text:p text:style-name="P15">Ejemplo de geoposicionamiento</text:p>
      <text:p text:style-name="P14">&lt;!DOCTYPE <text:a xlink:type="simple" xlink:href="http://virtual.uagrm.edu.bo/pregrado/mod/resource/view.php?id=4872" text:style-name="Internet_20_link" text:visited-style-name="Visited_20_Internet_20_Link">HTML</text:a>&gt;</text:p>
      <text:p text:style-name="P14">&lt;<text:a xlink:type="simple" xlink:href="http://virtual.uagrm.edu.bo/pregrado/mod/resource/view.php?id=4872" text:style-name="Internet_20_link" text:visited-style-name="Visited_20_Internet_20_Link">html</text:a>&gt;</text:p>
      <text:p text:style-name="P14">&lt;head&gt;</text:p>
      <text:p text:style-name="P14">&lt;title&gt;&lt;/title&gt;</text:p>
      <text:p text:style-name="P14">&lt;/head&gt;</text:p>
      <text:p text:style-name="P14">&lt;body&gt;</text:p>
      <text:p text:style-name="P14">&lt;script language="<text:a xlink:type="simple" xlink:href="http://virtual.uagrm.edu.bo/pregrado/mod/resource/view.php?id=4873" text:style-name="Internet_20_link" text:visited-style-name="Visited_20_Internet_20_Link">javascript</text:a>"&gt;</text:p>
      <text:p text:style-name="P14">function obtener_localizacion() {</text:p>
      <text:p text:style-name="P14"><text:s text:c="2"/>navigator.geolocation.getCurrentPosition(coordenadas);</text:p>
      <text:p text:style-name="P14">}</text:p>
      <text:p text:style-name="P14">function coordenadas(position) {</text:p>
      <text:p text:style-name="P14"><text:s text:c="2"/>var latitud = position.coords.latitude;</text:p>
      <text:p text:style-name="P14"><text:s text:c="2"/>var longitud = position.coords.longitude;</text:p>
      <text:p text:style-name="P14"><text:s text:c="2"/>alert('Tus coordenadas son: ('+latitud+','+longitud+')');</text:p>
      <text:p text:style-name="P14">}</text:p>
      <text:p text:style-name="P14">&lt;/script&gt;</text:p>
      <text:p text:style-name="P14">&lt;a href="<text:a xlink:type="simple" xlink:href="http://virtual.uagrm.edu.bo/pregrado/mod/resource/view.php?id=4873" text:style-name="Internet_20_link" text:visited-style-name="Visited_20_Internet_20_Link">javascript</text:a>:obtener_localizacion();"&gt;Mostrar Posición&lt;/a&gt;</text:p>
      <text:p text:style-name="P14">&lt;/body&gt;</text:p>
      <text:p text:style-name="P13">&lt;/<text:a xlink:type="simple" xlink:href="http://virtual.uagrm.edu.bo/pregrado/mod/resource/view.php?id=4872" text:style-name="Internet_20_link" text:visited-style-name="Visited_20_Internet_20_Link">html</text:a>&gt;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8:44:46.623861807</meta:creation-date>
    <dc:date>2016-10-06T18:45:52.796380571</dc:date>
    <meta:editing-duration>PT1M7S</meta:editing-duration>
    <meta:editing-cycles>1</meta:editing-cycles>
    <meta:generator>LibreOffice/5.1.5.2$Linux_X86_64 LibreOffice_project/10$Build-2</meta:generator>
    <meta:document-statistic meta:table-count="1" meta:image-count="0" meta:object-count="0" meta:page-count="9" meta:paragraph-count="428" meta:word-count="1731" meta:character-count="12416" meta:non-whitespace-character-count="10696"/>
  </office:meta>
</office:document-meta>
</file>